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3492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62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valore</text:p>
          </table:table-cell>
          <table:table-cell office:value-type="string">
            <text:p>trattamento</text:p>
          </table:table-cell>
          <table:table-cell office:value-type="string">
            <text:p>well</text:p>
          </table:table-cell>
          <table:table-cell office:value-type="string">
            <text:p>experiment</text:p>
          </table:table-cell>
          <table:table-cell office:value-type="string">
            <text:p>stimulus</text:p>
          </table:table-cell>
        </table:table-row>
        <table:table-row table:style-name="ro1">
          <table:table-cell office:value-type="float" office:value="1.221">
            <text:p>1.221</text:p>
          </table:table-cell>
          <table:table-cell office:value-type="string">
            <text:p>CTR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287">
            <text:p>1.287</text:p>
          </table:table-cell>
          <table:table-cell office:value-type="string">
            <text:p>CTR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555">
            <text:p>1.555</text:p>
          </table:table-cell>
          <table:table-cell office:value-type="string">
            <text:p>CTR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575">
            <text:p>1.575</text:p>
          </table:table-cell>
          <table:table-cell office:value-type="string">
            <text:p>CTR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857">
            <text:p>1.857</text:p>
          </table:table-cell>
          <table:table-cell office:value-type="string">
            <text:p>CTR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946">
            <text:p>1.946</text:p>
          </table:table-cell>
          <table:table-cell office:value-type="string">
            <text:p>CTR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652">
            <text:p>1.652</text:p>
          </table:table-cell>
          <table:table-cell office:value-type="string">
            <text:p>NE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1.816">
            <text:p>1.816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string">
            <text:p>NEW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1.934">
            <text:p>1.934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034">
            <text:p>2.034</text:p>
          </table:table-cell>
          <table:table-cell office:value-type="string">
            <text:p>NE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037">
            <text:p>2.037</text:p>
          </table:table-cell>
          <table:table-cell office:value-type="string">
            <text:p>NEW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202">
            <text:p>2.202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234">
            <text:p>2.234</text:p>
          </table:table-cell>
          <table:table-cell office:value-type="string">
            <text:p>NEW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279">
            <text:p>2.279</text:p>
          </table:table-cell>
          <table:table-cell office:value-type="string">
            <text:p>NE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008">
            <text:p>2.008</text:p>
          </table:table-cell>
          <table:table-cell office:value-type="string">
            <text:p>CTR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201">
            <text:p>2.201</text:p>
          </table:table-cell>
          <table:table-cell office:value-type="string">
            <text:p>CTR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459">
            <text:p>2.459</text:p>
          </table:table-cell>
          <table:table-cell office:value-type="string">
            <text:p>CTR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533">
            <text:p>2.533</text:p>
          </table:table-cell>
          <table:table-cell office:value-type="string">
            <text:p>CTR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658">
            <text:p>2.658</text:p>
          </table:table-cell>
          <table:table-cell office:value-type="string">
            <text:p>CTR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.717">
            <text:p>2.717</text:p>
          </table:table-cell>
          <table:table-cell office:value-type="string">
            <text:p>CTR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1.883">
            <text:p>1.883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915">
            <text:p>1.915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115">
            <text:p>2.115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392">
            <text:p>2.392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412">
            <text:p>2.412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513">
            <text:p>2.513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073">
            <text:p>2.073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293">
            <text:p>2.293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.384">
            <text:p>2.384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07/22/2022</text:date>, <text:time>13:53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0" meta:object-count="0"/>
    <meta:generator>OpenOffice/4.1.8$Unix OpenOffice.org_project/418m3$Build-9803</meta:generator>
  </office:meta>
</office:document-meta>
</file>